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style="normal" style:text-underline-style="none" fo:font-weight="bold" officeooo:rsid="001345e1" officeooo:paragraph-rsid="001345e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2pt" fo:font-style="normal" style:text-underline-style="none" fo:font-weight="bold" officeooo:rsid="0014d764" officeooo:paragraph-rsid="0014d76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fo:font-weight="bold" officeooo:rsid="0014ebde" officeooo:paragraph-rsid="0014ebd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Liberation Serif" fo:font-size="12pt" fo:font-style="normal" style:text-underline-style="none" fo:font-weight="bold" officeooo:rsid="0016999f" officeooo:paragraph-rsid="0016999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style:text-underline-style="none" fo:font-weight="bold" officeooo:rsid="0016e0ad" officeooo:paragraph-rsid="0016e0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bold" officeooo:rsid="0018af16" officeooo:paragraph-rsid="0018af1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none" fo:font-weight="bold" officeooo:rsid="00208249" officeooo:paragraph-rsid="0020824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1345e1" officeooo:paragraph-rsid="001345e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style:text-underline-style="none" fo:font-weight="normal" officeooo:rsid="001e7b39" officeooo:paragraph-rsid="001e7b3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style:text-underline-style="none" fo:font-weight="normal" officeooo:rsid="0020296d" officeooo:paragraph-rsid="0020296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style:text-underline-style="none" fo:font-weight="normal" officeooo:rsid="00208249" officeooo:paragraph-rsid="0020824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style:text-underline-style="none" fo:font-weight="normal" officeooo:rsid="002425ee" officeooo:paragraph-rsid="002425e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ize="16pt" fo:font-style="normal" style:text-underline-style="none" fo:font-weight="bold" officeooo:rsid="0012ad7d" officeooo:paragraph-rsid="0012ad7d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style:font-name="Liberation Serif" fo:font-size="15pt" fo:font-style="normal" style:text-underline-style="none" fo:font-weight="bold" officeooo:rsid="001e7b39" officeooo:paragraph-rsid="001e7b39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officeooo:paragraph-rsid="001d9009"/>
    </style:style>
    <style:style style:name="P17" style:family="paragraph" style:parent-style-name="Standard">
      <style:text-properties fo:font-weight="bold" officeooo:rsid="001d9009" officeooo:paragraph-rsid="001d9009" style:font-weight-asian="bold" style:font-weight-complex="bold"/>
    </style:style>
    <style:style style:name="P18" style:family="paragraph" style:parent-style-name="Standard">
      <style:text-properties fo:font-weight="bold" officeooo:rsid="002dc371" officeooo:paragraph-rsid="002ee5ea" style:font-weight-asian="bold" style:font-weight-complex="bold"/>
    </style:style>
    <style:style style:name="P19" style:family="paragraph" style:parent-style-name="Standard">
      <style:text-properties fo:font-weight="bold" officeooo:rsid="002fd9d4" officeooo:paragraph-rsid="002fd9d4" style:font-weight-asian="bold" style:font-weight-complex="bold"/>
    </style:style>
    <style:style style:name="P20" style:family="paragraph" style:parent-style-name="Standard">
      <style:text-properties fo:font-weight="bold" officeooo:rsid="00316d67" officeooo:paragraph-rsid="00316d67" style:font-weight-asian="bold" style:font-weight-complex="bold"/>
    </style:style>
    <style:style style:name="P21" style:family="paragraph" style:parent-style-name="Standard">
      <style:text-properties fo:font-weight="bold" officeooo:rsid="003635d1" officeooo:paragraph-rsid="003635d1" style:font-weight-asian="bold" style:font-weight-complex="bold"/>
    </style:style>
    <style:style style:name="P22" style:family="paragraph" style:parent-style-name="Standard">
      <style:text-properties fo:font-size="12pt" fo:font-weight="normal" officeooo:rsid="00208249" officeooo:paragraph-rsid="0020824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b293f" officeooo:paragraph-rsid="003b293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d5e61" officeooo:paragraph-rsid="003d5e6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d5e61" officeooo:paragraph-rsid="003b293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23b49e" officeooo:paragraph-rsid="0023b49e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425ee" officeooo:paragraph-rsid="002425ee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5af30" officeooo:paragraph-rsid="0025af30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3e93bf" officeooo:paragraph-rsid="003e93bf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6pt" fo:font-weight="bold" officeooo:rsid="003977dc" officeooo:paragraph-rsid="003977dc" style:font-size-asian="14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421631" officeooo:paragraph-rsid="00421631" style:font-size-asian="14pt" style:font-weight-asian="bold" style:font-size-complex="16pt" style:font-weight-complex="bold"/>
    </style:style>
    <style:style style:name="P33" style:family="paragraph" style:parent-style-name="Standard">
      <style:text-properties officeooo:paragraph-rsid="00421631"/>
    </style:style>
    <style:style style:name="P34" style:family="paragraph" style:parent-style-name="Standard">
      <style:text-properties officeooo:rsid="00421631" officeooo:paragraph-rsid="00421631"/>
    </style:style>
    <style:style style:name="P35" style:family="paragraph" style:parent-style-name="Standard" style:list-style-name="L1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text-properties style:font-name="Liberation Serif" fo:font-size="12pt" fo:font-style="normal" style:text-underline-style="none" fo:font-weight="normal" officeooo:rsid="00239e89" officeooo:paragraph-rsid="00239e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">
      <style:text-properties style:font-name="Liberation Serif" fo:font-size="12pt" fo:font-style="normal" style:text-underline-style="none" fo:font-weight="normal" officeooo:rsid="0023b49e" officeooo:paragraph-rsid="0023b49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style:text-underline-style="none" fo:font-weight="normal" officeooo:rsid="0030bbc7" officeooo:paragraph-rsid="0030bbc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style:text-underline-style="none" fo:font-weight="normal" officeooo:rsid="00316d67" officeooo:paragraph-rsid="00316d6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style:text-underline-style="none" fo:font-weight="normal" officeooo:rsid="003977dc" officeooo:paragraph-rsid="003977d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style:text-underline-style="none" fo:font-weight="normal" officeooo:rsid="003d5e61" officeooo:paragraph-rsid="003d5e6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style:text-underline-style="none" fo:font-weight="normal" officeooo:rsid="003dc838" officeooo:paragraph-rsid="003dc83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" fo:font-size="12pt" fo:font-style="normal" style:text-underline-style="none" fo:font-weight="normal" officeooo:rsid="00421631" officeooo:paragraph-rsid="0042163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style:text-underline-style="none" fo:font-weight="normal" officeooo:rsid="00423dd3" officeooo:paragraph-rsid="00423d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iberation Serif" fo:font-size="12pt" fo:font-style="normal" style:text-underline-style="none" fo:font-weight="normal" officeooo:rsid="00424b1c" officeooo:paragraph-rsid="00424b1c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style:text-underline-style="none" fo:font-weight="normal" officeooo:rsid="00433d32" officeooo:paragraph-rsid="00433d3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style:text-underline-style="none" fo:font-weight="normal" officeooo:rsid="004483b0" officeooo:paragraph-rsid="0044b22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Liberation Serif" fo:font-size="12pt" fo:font-style="normal" style:text-underline-style="none" fo:font-weight="normal" officeooo:rsid="0044b222" officeooo:paragraph-rsid="0044b22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erif" fo:font-size="12pt" fo:font-style="normal" style:text-underline-style="none" fo:font-weight="normal" officeooo:rsid="00469fae" officeooo:paragraph-rsid="00469fae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erif" fo:font-size="12pt" fo:font-style="normal" style:text-underline-style="none" fo:font-weight="normal" officeooo:rsid="00477927" officeooo:paragraph-rsid="0047b5d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style:text-underline-style="none" fo:font-weight="normal" officeooo:rsid="0047b5db" officeooo:paragraph-rsid="0047b5d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style:text-underline-style="none" fo:font-weight="normal" officeooo:rsid="004985eb" officeooo:paragraph-rsid="004985e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style:text-underline-style="none" fo:font-weight="normal" officeooo:rsid="004a30ae" officeooo:paragraph-rsid="004a30a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style:text-underline-style="none" fo:font-weight="normal" officeooo:rsid="004f8ca6" officeooo:paragraph-rsid="004f8ca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" fo:font-size="12pt" fo:font-style="normal" style:text-underline-style="none" fo:font-weight="normal" officeooo:rsid="004fe4da" officeooo:paragraph-rsid="004fe4d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font-style="normal" style:text-underline-style="none" fo:font-weight="normal" officeooo:rsid="00507785" officeooo:paragraph-rsid="0050778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style:text-underline-style="none" fo:font-weight="normal" officeooo:rsid="0051f51a" officeooo:paragraph-rsid="0051f51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style:text-underline-style="none" fo:font-weight="normal" officeooo:rsid="0053330b" officeooo:paragraph-rsid="0053330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style:text-underline-style="none" fo:font-weight="bold" officeooo:rsid="00333e5a" officeooo:paragraph-rsid="00333e5a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Liberation Serif" fo:font-size="12pt" fo:font-style="normal" style:text-underline-style="none" fo:font-weight="bold" officeooo:rsid="00433d32" officeooo:paragraph-rsid="00433d32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Liberation Serif" fo:font-size="12pt" fo:font-style="normal" style:text-underline-style="none" fo:font-weight="bold" officeooo:rsid="004a8122" officeooo:paragraph-rsid="004a8122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Liberation Serif" fo:font-size="12pt" fo:font-style="normal" style:text-underline-style="none" fo:font-weight="bold" officeooo:rsid="004c4cb3" officeooo:paragraph-rsid="004c4cb3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Liberation Serif" fo:font-size="12pt" fo:font-style="normal" style:text-underline-style="none" fo:font-weight="bold" officeooo:rsid="004cfeec" officeooo:paragraph-rsid="004cfee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font-name="Liberation Serif" fo:font-size="12pt" fo:font-style="normal" style:text-underline-style="none" fo:font-weight="bold" officeooo:rsid="004da272" officeooo:paragraph-rsid="004da27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text-properties style:font-name="Liberation Serif" fo:font-size="12pt" fo:font-style="normal" style:text-underline-style="none" fo:font-weight="bold" officeooo:rsid="0053330b" officeooo:paragraph-rsid="0053330b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text-properties style:font-name="Liberation Serif" fo:font-size="12pt" fo:font-style="normal" style:text-underline-style="none" fo:font-weight="bold" officeooo:rsid="005393ca" officeooo:paragraph-rsid="005393ca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text-properties style:font-name="Liberation Serif" fo:font-size="16pt" fo:font-style="normal" style:text-underline-style="none" fo:font-weight="bold" officeooo:rsid="0030bbc7" officeooo:paragraph-rsid="0030bbc7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text-properties style:font-name="Liberation Serif" fo:font-size="16pt" fo:font-style="normal" style:text-underline-style="none" fo:font-weight="bold" officeooo:rsid="003d5e61" officeooo:paragraph-rsid="003d5e61" style:font-size-asian="14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text-properties style:font-name="Liberation Serif" fo:font-size="16pt" fo:font-style="normal" style:text-underline-style="none" fo:font-weight="bold" officeooo:rsid="003dc838" officeooo:paragraph-rsid="003dc838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text-properties style:font-name="Liberation Serif" fo:font-size="16pt" fo:font-style="normal" style:text-underline-style="none" fo:font-weight="bold" officeooo:rsid="00423dd3" officeooo:paragraph-rsid="00423dd3" style:font-size-asian="14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text-properties style:font-name="Liberation Serif" fo:font-size="16pt" fo:font-style="normal" style:text-underline-style="none" fo:font-weight="bold" officeooo:rsid="00424b1c" officeooo:paragraph-rsid="00424b1c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text-properties style:font-name="Liberation Serif" fo:font-size="16pt" fo:font-style="normal" style:text-underline-style="none" fo:font-weight="bold" officeooo:rsid="004483b0" officeooo:paragraph-rsid="004483b0" style:font-size-asian="14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text-properties style:font-name="Liberation Serif" fo:font-size="16pt" fo:font-style="normal" style:text-underline-style="none" fo:font-weight="bold" officeooo:rsid="0044b222" officeooo:paragraph-rsid="0044b222" style:font-size-asian="14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text-properties style:font-name="Liberation Serif" fo:font-size="16pt" fo:font-style="normal" style:text-underline-style="none" fo:font-weight="bold" officeooo:rsid="00477927" officeooo:paragraph-rsid="00477927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>
      <style:text-properties style:font-name="Liberation Serif" fo:font-size="16pt" fo:font-style="normal" style:text-underline-style="none" fo:font-weight="bold" officeooo:rsid="004985eb" officeooo:paragraph-rsid="004985eb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text-properties style:font-name="Liberation Serif" fo:font-size="16pt" fo:font-style="normal" style:text-underline-style="none" fo:font-weight="bold" officeooo:rsid="004a30ae" officeooo:paragraph-rsid="004a30ae" style:font-size-asian="14pt" style:font-style-asian="normal" style:font-weight-asian="bold" style:font-size-complex="16pt" style:font-style-complex="normal" style:font-weight-complex="bold"/>
    </style:style>
    <style:style style:name="P78" style:family="paragraph" style:parent-style-name="Standard">
      <style:text-properties style:font-name="Liberation Serif" fo:font-size="16pt" fo:font-style="normal" style:text-underline-style="none" fo:font-weight="bold" officeooo:rsid="004f8ca6" officeooo:paragraph-rsid="004f8ca6" style:font-size-asian="16pt" style:font-style-asian="normal" style:font-weight-asian="bold" style:font-size-complex="16pt" style:font-style-complex="normal" style:font-weight-complex="bold"/>
    </style:style>
    <style:style style:name="P79" style:family="paragraph" style:parent-style-name="Standard">
      <style:text-properties style:font-name="Liberation Serif" fo:font-size="16pt" fo:font-style="normal" style:text-underline-style="none" fo:font-weight="bold" officeooo:rsid="00507785" officeooo:paragraph-rsid="00507785" style:font-size-asian="16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style:text-properties style:font-name="Liberation Serif" fo:font-size="16pt" fo:font-style="normal" style:text-underline-style="none" fo:font-weight="bold" officeooo:rsid="0051f51a" officeooo:paragraph-rsid="0051f51a" style:font-size-asian="16pt" style:font-style-asian="normal" style:font-weight-asian="bold" style:font-size-complex="16pt" style:font-style-complex="normal" style:font-weight-complex="bold"/>
    </style:style>
    <style:style style:name="P81" style:family="paragraph" style:parent-style-name="Standard" style:list-style-name="L2">
      <style:text-properties officeooo:paragraph-rsid="001d9009"/>
    </style:style>
    <style:style style:name="P82" style:family="paragraph" style:parent-style-name="Standard" style:list-style-name="L3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text-properties officeooo:paragraph-rsid="0028489e"/>
    </style:style>
    <style:style style:name="P84" style:family="paragraph" style:parent-style-name="Standard" style:list-style-name="L4">
      <style:text-properties fo:font-weight="bold" officeooo:rsid="00294542" officeooo:paragraph-rsid="00294542" style:font-weight-asian="bold" style:font-weight-complex="bold"/>
    </style:style>
    <style:style style:name="P85" style:family="paragraph" style:parent-style-name="Standard" style:list-style-name="L4">
      <style:text-properties fo:font-weight="bold" officeooo:rsid="002a1d2c" officeooo:paragraph-rsid="002a1d2c" style:font-weight-asian="bold" style:font-weight-complex="bold"/>
    </style:style>
    <style:style style:name="P86" style:family="paragraph" style:parent-style-name="Standard" style:list-style-name="L4">
      <style:text-properties fo:font-weight="bold" officeooo:rsid="002dc371" officeooo:paragraph-rsid="002ee5ea" style:font-weight-asian="bold" style:font-weight-complex="bold"/>
    </style:style>
    <style:style style:name="P87" style:family="paragraph" style:parent-style-name="Standard" style:list-style-name="L5">
      <style:text-properties fo:font-weight="bold" officeooo:rsid="00316d67" officeooo:paragraph-rsid="00316d67" style:font-weight-asian="bold" style:font-weight-complex="bold"/>
    </style:style>
    <style:style style:name="P88" style:family="paragraph" style:parent-style-name="Standard" style:list-style-name="L6">
      <style:text-properties fo:font-weight="bold" officeooo:rsid="00333e5a" officeooo:paragraph-rsid="00333e5a" style:font-weight-asian="bold" style:font-weight-complex="bold"/>
    </style:style>
    <style:style style:name="P89" style:family="paragraph" style:parent-style-name="Standard" style:list-style-name="L6">
      <style:text-properties fo:font-weight="bold" officeooo:rsid="0034f77e" officeooo:paragraph-rsid="0034f77e" style:font-weight-asian="bold" style:font-weight-complex="bold"/>
    </style:style>
    <style:style style:name="P90" style:family="paragraph" style:parent-style-name="Standard" style:list-style-name="L6">
      <style:text-properties fo:font-weight="bold" officeooo:rsid="003635d1" officeooo:paragraph-rsid="003635d1" style:font-weight-asian="bold" style:font-weight-complex="bold"/>
    </style:style>
    <style:style style:name="P91" style:family="paragraph" style:parent-style-name="Standard" style:list-style-name="L5">
      <style:text-properties officeooo:paragraph-rsid="00316d6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2a6" style:font-weight-asian="normal" style:font-weight-complex="normal"/>
    </style:style>
    <style:style style:name="T3" style:family="text">
      <style:text-properties fo:font-weight="normal" officeooo:rsid="0018476d" style:font-weight-asian="normal" style:font-weight-complex="normal"/>
    </style:style>
    <style:style style:name="T4" style:family="text">
      <style:text-properties fo:font-weight="normal" officeooo:rsid="00539840" style:font-weight-asian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be9c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1d900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8af1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1a304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officeooo:rsid="001ab86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272b2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25af3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2745d1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2c1cfc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2ee5e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316d6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35ee6e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37ae7d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42163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bold" officeooo:rsid="0018af1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ize="12pt" fo:font-style="normal" style:text-underline-style="none" fo:font-weight="bold" officeooo:rsid="0025af3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style:text-underline-style="none" fo:font-weight="bold" officeooo:rsid="002745d1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font-style="normal" style:text-underline-style="none" fo:font-weight="bold" officeooo:rsid="00316d67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style:text-underline-style="none" officeooo:rsid="002745d1" style:font-size-asian="10.5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style:text-underline-style="none" officeooo:rsid="002c1cfc" style:font-size-asian="10.5pt" style:font-style-asian="normal" style:font-size-complex="12pt" style:font-style-complex="normal"/>
    </style:style>
    <style:style style:name="T29" style:family="text">
      <style:text-properties style:font-name="Liberation Serif" fo:font-size="12pt" fo:font-style="normal" style:text-underline-style="none" officeooo:rsid="002ee5ea" style:font-size-asian="10.5pt" style:font-style-asian="normal" style:font-size-complex="12pt" style:font-style-complex="normal"/>
    </style:style>
    <style:style style:name="T30" style:family="text">
      <style:text-properties style:font-name="Liberation Serif" fo:font-size="12pt" fo:font-style="normal" style:text-underline-style="none" officeooo:rsid="0035ee6e" style:font-size-asian="10.5pt" style:font-style-asian="normal" style:font-size-complex="12pt" style:font-style-complex="normal"/>
    </style:style>
    <style:style style:name="T31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style:text-underline-style="none" fo:font-weight="normal" officeooo:rsid="002425ee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style:text-underline-style="none" fo:font-weight="normal" officeooo:rsid="0025aba9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style:text-underline-style="none" fo:font-weight="normal" officeooo:rsid="00272b27" style:font-style-asian="normal" style:font-weight-asian="normal" style:font-style-complex="normal" style:font-weight-complex="normal"/>
    </style:style>
    <style:style style:name="T35" style:family="text">
      <style:text-properties style:font-name="Liberation Serif" fo:font-style="normal" style:text-underline-style="none" fo:font-weight="normal" officeooo:rsid="004029b7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style:text-underline-style="none" style:font-style-asian="normal" style:font-style-complex="normal"/>
    </style:style>
    <style:style style:name="T37" style:family="text">
      <style:text-properties style:font-name="Liberation Serif" fo:font-style="normal" style:text-underline-style="none" officeooo:rsid="0021a156" style:font-style-asian="normal" style:font-style-complex="normal"/>
    </style:style>
    <style:style style:name="T38" style:family="text">
      <style:text-properties style:font-name="Liberation Serif" fo:font-style="normal" style:text-underline-style="none" officeooo:rsid="0023b49e" style:font-style-asian="normal" style:font-style-complex="normal"/>
    </style:style>
    <style:style style:name="T39" style:family="text">
      <style:text-properties style:font-name="Liberation Serif" fo:font-style="normal" style:text-underline-style="none" officeooo:rsid="002425ee" style:font-style-asian="normal" style:font-style-complex="normal"/>
    </style:style>
    <style:style style:name="T40" style:family="text">
      <style:text-properties style:font-name="Liberation Serif" fo:font-style="normal" style:text-underline-style="none" officeooo:rsid="0025aba9" style:font-style-asian="normal" style:font-style-complex="normal"/>
    </style:style>
    <style:style style:name="T41" style:family="text">
      <style:text-properties style:font-name="Liberation Serif" fo:font-style="normal" style:text-underline-style="none" officeooo:rsid="0037ae7d" style:font-style-asian="normal" style:font-style-complex="normal"/>
    </style:style>
    <style:style style:name="T42" style:family="text">
      <style:text-properties style:font-name="Liberation Serif" fo:font-style="normal" style:text-underline-style="none" officeooo:rsid="003c89e2" style:font-style-asian="normal" style:font-style-complex="normal"/>
    </style:style>
    <style:style style:name="T43" style:family="text">
      <style:text-properties style:font-name="Liberation Serif" fo:font-style="normal" style:text-underline-style="none" officeooo:rsid="004029b7" style:font-style-asian="normal" style:font-style-complex="normal"/>
    </style:style>
    <style:style style:name="T44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style:font-name="Liberation Serif" fo:font-size="16pt" fo:font-style="normal" style:text-underline-style="none" fo:font-weight="bold" officeooo:rsid="004483b0" style:font-size-asian="14pt" style:font-style-asian="normal" style:font-weight-asian="bold" style:font-size-complex="16pt" style:font-style-complex="normal" style:font-weight-complex="bold"/>
    </style:style>
    <style:style style:name="T46" style:family="text">
      <style:text-properties officeooo:rsid="0047b5db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4a30ae" style:font-weight-asian="bold" style:font-weight-complex="bold"/>
    </style:style>
    <style:style style:name="T49" style:family="text">
      <style:text-properties officeooo:rsid="004a81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siopatologia Clinica</text:p>
      <text:p text:style-name="P9">La patologia clinica si occupa delle malattie attraverso lo studio laboratoristico.</text:p>
      <text:p text:style-name="P1">Prevenzione delle malattie: <text:span text:style-name="T1">Ha lo scopo di conservare lo stato di salute e benessere ed evitare la comparsa di malattie.</text:span></text:p>
      <text:p text:style-name="P2">Prevenzione primaria:<text:span text:style-name="T1"> Diretta a tutti i soggetti apparentemente in buona salute, si propone di mantenere le condizioni di benessere ed evitare la comparsa di malattie.</text:span></text:p>
      <text:p text:style-name="P3">Medicina predittiva:<text:span text:style-name="T1"> Definisce il profilo di rischio individuale con l’obiettivo di ridurre il rischio (probabilità che si verifichi un evento avverso).</text:span></text:p>
      <text:p text:style-name="P3">Prevenzione secondaria:<text:span text:style-name="T1"> Volta a realizzare una diagnosi precoce (spesso le alterazioni biochimiche precedono la comparsa dei sintomi). Es. screening: alta sensibilità, produce falsi positivi ma è studiato per minimizzare i falsi negativi.</text:span></text:p>
      <text:p text:style-name="P4">Prevenzione terziaria: <text:span text:style-name="T1">Rivolta a soggetti malati, volta ad evitare complicanze e ricadute.</text:span></text:p>
      <text:p text:style-name="P4"><text:span text:style-name="T1"/></text:p>
      <text:p text:style-name="P4">Diagnosi per attribuzione:<text:span text:style-name="T1"> Indici che quando alterati sono sufficienti per porre diagnosi. es. anticorpi anti-tTG di classe IgA per la diagnosi di celiachia (in combinazione alla titolazione delle IgA, se l’individuo ha deficit di IgA risulta negativo anche alle IgA anti-tTG ma non significa che non abbia celiachia). </text:span><text:span text:style-name="T2">Oppure la misurazione di glicemia, emoglobina glicata e glicemia da carico per la diagnosi di diabete.</text:span></text:p>
      <text:p text:style-name="P4"><text:span text:style-name="T2"/></text:p>
      <text:p text:style-name="P5">Diagnosi per esclusione: <text:span text:style-name="T1">In molti casi si ricorre ad analisi di laboratorio per escludere ipotesi diagnostiche.</text:span></text:p>
      <text:p text:style-name="P5"><text:span text:style-name="T1"/></text:p>
      <text:p text:style-name="P6">Monitorare l’andamento delle malattie:<text:span text:style-name="T1"> Indici correlati con l’evoluzione di una malattia. es. transaminasi. In alcuni casi permette di prevedere il decorso di una affezione. </text:span><text:span text:style-name="T3">Alcuni parametri si normalizzano con la guarigione, alcuni rimangono permanentemente alterati, altri vanno tenuti sotto controllo.</text:span></text:p>
      <text:p text:style-name="P7"><text:span text:style-name="T3"/></text:p>
      <text:p text:style-name="P16"><text:span text:style-name="T21">Parametri per impostare la corretta terapia:</text:span><text:span text:style-name="T8"> Parametri che possono servire a guidare la terapia. </text:span><text:span text:style-name="T9">Ad esempio antibiogramma prima di decidere terapia antibiotica oppure controllo della terapia anticoagulante </text:span><text:span text:style-name="T10">(parametro </text:span><text:span text:style-name="T6">PTT: Tempo di protrombina oppure ancora meglio </text:span><text:span text:style-name="T10">INR: International Normalized Ratio)</text:span><text:span text:style-name="T9">. </text:span><text:span text:style-name="T6">In alcuni casi importante anche valutare gli effetti collaterali prima che si manifestin tramite segni clinici. Parametri valutati tramite esami di laboratorop possono spiegare manifestazioni patologiche, es: </text:span></text:p>
      <text:list text:style-name="L1">
        <text:list-item>
          <text:p text:style-name="P35">petecchie → piastrinopenia. </text:p>
        </text:list-item>
      </text:list>
      <text:list text:style-name="L2">
        <text:list-item>
          <text:p text:style-name="P36">Ittero → bilirubinemia. </text:p>
        </text:list-item>
        <text:list-item>
          <text:p text:style-name="P81"><text:span text:style-name="T6">Edemi periferici → ipoalbuminemia. </text:span><text:span text:style-name="T7">(La carenza di proteine plasmatiche può essere dovuta a scarsa produzione, in caso di problemi a carico del fegato, oppure ad aumentata dispersione, in caso ad esempio di patologie renali come la nefrosi).</text:span></text:p>
        </text:list-item>
      </text:list>
      <text:p text:style-name="P16"><text:span text:style-name="T7"/></text:p>
      <text:p text:style-name="P17"><text:span text:style-name="T25">Appropriatezza prescrittiva: </text:span><text:span text:style-name="T5">Si applica sie alla prescrizione di farmaci che alla prescrizione di esami di laboratorio. È preferibile limitare gli esami prescritti ad un numero ridotto ma mirati per indagare la sospetta diagnosi.</text:span></text:p>
      <text:p text:style-name="P17"><text:span text:style-name="T5"/></text:p>
      <text:p text:style-name="P15">Ematologia di Laboratorio</text:p>
      <text:p text:style-name="P10">Studia le cellule del sangue periferico sia dal punto di vista quantitativo che qualitativo, i precursori del midollo e gli analiti connessi con l’ematopoiesi. Studia anche l’emostasi.</text:p>
      <text:p text:style-name="P11">I parametri emocromocitometrici possono costituire elementi decisionali per il percorso clinico.</text:p>
      <text:p text:style-name="P8">Emocromo:</text:p>
      <text:p text:style-name="P12">Lo studio delle cellule del sangue serve ad esempio nelle anemie (che possono avere una grande varietà di cause) e nelle malattie neoplastiche. Comunque imporante ma di rilevanza minore è lo studio delle piastrine.</text:p>
      <text:p text:style-name="P22"><text:soft-page-break/><text:span text:style-name="T36">Il </text:span><text:span text:style-name="T44">campione</text:span><text:span text:style-name="T36"> è sangue venoso raccolto in anticoagulante (di solito EDTA, tappo lilla a Pisa, dipende dal fornitore perché non c’è standardizzazione sul colore delle provette). Il campione si conserva per poche ore a temperatura ambiente e deve essere conservato evitando scuotimenti e riscaldament</text:span><text:span text:style-name="T37">o</text:span><text:span text:style-name="T36">.</text:span></text:p>
      <text:p text:style-name="P23"><text:span text:style-name="T44">Parametri analizzati</text:span><text:span text:style-name="T36">:</text:span></text:p>
      <text:list text:style-name="L3">
        <text:list-item>
          <text:p text:style-name="P37">Numerosità degli elementi: concentrazione delle singole componenti (unità per ul).</text:p>
        </text:list-item>
        <text:list-item>
          <text:p text:style-name="P37">Dati relativi ai globuli rossi:</text:p>
          <text:list>
            <text:list-item>
              <text:p text:style-name="P37">Concentrazione di emoglobina (g/dl).</text:p>
            </text:list-item>
            <text:list-item>
              <text:p text:style-name="P37">Ematocrito (%).</text:p>
            </text:list-item>
            <text:list-item>
              <text:p text:style-name="P82"><text:span text:style-name="T36">Volume </text:span><text:span text:style-name="T38">degli eritrociti </text:span><text:span text:style-name="T36">(fl. </text:span><text:span text:style-name="T39">Sì, femtolitri</text:span><text:span text:style-name="T36">) e RDW (Relativa distribuzione dei volumi, %).</text:span></text:p>
            </text:list-item>
            <text:list-item>
              <text:p text:style-name="P37">Contenuto medio di Hb (MCH, pg/gr).</text:p>
            </text:list-item>
            <text:list-item>
              <text:p text:style-name="P37">MCHC (???)</text:p>
            </text:list-item>
          </text:list>
        </text:list-item>
        <text:list-item>
          <text:p text:style-name="P38">Dati relativi ai globuli bianchi:</text:p>
          <text:list>
            <text:list-item>
              <text:p text:style-name="P38">Numerosità delle diverse popolazioni.</text:p>
            </text:list-item>
            <text:list-item>
              <text:p text:style-name="P38">Eventuale idenitficazione morfologica di cellule patologiche.</text:p>
            </text:list-item>
          </text:list>
        </text:list-item>
        <text:list-item>
          <text:p text:style-name="P38">Dati relativi alle piastrine:</text:p>
          <text:list>
            <text:list-item>
              <text:p text:style-name="P38">Concentrazione.</text:p>
            </text:list-item>
            <text:list-item>
              <text:p text:style-name="P38">Volume.</text:p>
            </text:list-item>
          </text:list>
        </text:list-item>
      </text:list>
      <text:p text:style-name="P27"><text:span text:style-name="T36">Metodi: </text:span><text:span text:style-name="T31">Prima si utilizzavano metodi manuali, ad esempio la conta delle cellule tramite vetrini speciali noti come camere di conta. </text:span><text:span text:style-name="T32">La concentrazione di emoglobina si misurava per spettrofotometria dopo lisi dei globuli rossi e stabilizzazione del picco di assorbimento con reattivi chimici (Durkin…).</text:span></text:p>
      <text:p text:style-name="P13">Per le formule leucocitarie si usava lo striscio di sangue con colorazione May Grunwald – Giemsa.</text:p>
      <text:p text:style-name="P28"><text:span text:style-name="T31"/></text:p>
      <text:p text:style-name="P28"><text:span text:style-name="T31">I macchinari disponibili oggi spesso usano gli stessi metodi ma in maniera automatizzata. </text:span><text:span text:style-name="T33">In presenza di allarmi della macchina (presenza di cellule che non è in grado di classificare) sul campione si indaga al microscopio.</text:span></text:p>
      <text:p text:style-name="P28"><text:span text:style-name="T33"/></text:p>
      <text:p text:style-name="P29"><text:span text:style-name="T40">E</text:span><text:span text:style-name="T36">ritrociti:</text:span></text:p>
      <text:list text:style-name="L4">
        <text:list-item>
          <text:p text:style-name="P83"><text:span text:style-name="T22">Concentrazione: </text:span><text:span text:style-name="T12">tra </text:span><text:span text:style-name="T34">4.35 e 5.65 milioni per ul nell’uomo. Tra 3.92 e 5.13 milioni nella donna.</text:span></text:p>
        </text:list-item>
        <text:list-item>
          <text:p text:style-name="P83"><text:span text:style-name="T22">Emoglobina:</text:span><text:span text:style-name="T13"> tra 13.5 </text:span><text:span text:style-name="T12">e </text:span><text:span text:style-name="T13">17.5 g/dl nell’uomo. Tra 12.0 </text:span><text:span text:style-name="T12">e </text:span><text:span text:style-name="T13">15.5 g/dl nella donna.</text:span></text:p>
        </text:list-item>
        <text:list-item>
          <text:p text:style-name="P83"><text:span text:style-name="T23">Ematocrito:</text:span><text:span text:style-name="T14"> Uomo 40-50%, donna 37-47%. Teoricamente comprende sia globuli bianchi che rossi, ma data l’estrema prevalenza dei rossi in pratica indica la quantità di globuli rossi.</text:span></text:p>
        </text:list-item>
        <text:list-item>
          <text:p text:style-name="P84"><text:span text:style-name="T27">V</text:span><text:span text:style-name="T26">olume globulare medio:</text:span><text:span text:style-name="T11"> tra 80 e 98 fl. La diminuizione si dice</text:span><text:span text:style-name="T26"> microcitosi</text:span><text:span text:style-name="T11">, può essere associata ad anemia sideropeniche o talassemie. L’opposto si dice </text:span><text:span text:style-name="T26">macrocitosi </text:span><text:span text:style-name="T11">e può essere indice di anemia da carenza di folati, carenza di vitamina B12 o epatopatie.</text:span></text:p>
        </text:list-item>
        <text:list-item>
          <text:p text:style-name="P85"><text:span text:style-name="T26">Anisocitosi:</text:span><text:span text:style-name="T11"> Differenza nelle dimensioni dei globuli rossi.</text:span></text:p>
        </text:list-item>
        <text:list-item>
          <text:p text:style-name="P85"><text:span text:style-name="T26">MHC:</text:span><text:span text:style-name="T11"> Mean Cell Haemoglobin. 27-33 pg/RBC (Red Blood Cell).</text:span></text:p>
        </text:list-item>
        <text:list-item>
          <text:p text:style-name="P85"><text:span text:style-name="T26">MCHC:</text:span><text:span text:style-name="T11"> Mean Cell Hemoglobin Concentration,</text:span><text:span text:style-name="T26"> </text:span><text:span text:style-name="T11">tra 33 e 36 g/dl. Tiene conto delle dimensioni dei globuli rossi, a differenza del precedente. </text:span><text:span text:style-name="T15">I globuli rossi in base al loro contenuto di emoglobina si dicono </text:span><text:span text:style-name="T28">normocromici</text:span><text:span text:style-name="T15"> oppure </text:span><text:span text:style-name="T28">ipocromici.</text:span><text:span text:style-name="T15"> L’</text:span><text:span text:style-name="T28">ipercromia</text:span><text:span text:style-name="T15"> non è quasi mai riscontrata perché il globulo rosso è normalmente saturo di emoglobina, si riscontra ipercromia quasi solo in caso di sferocitosi.</text:span></text:p>
        </text:list-item>
        <text:list-item>
          <text:p text:style-name="P86"><text:span text:style-name="T28">P</text:span><text:span text:style-name="T26">oichilocitosi:</text:span><text:span text:style-name="T11"> Presenza nello stesso campione di globuli rossi di forma differente.</text:span></text:p>
        </text:list-item>
        <text:list-item>
          <text:p text:style-name="P86"><text:span text:style-name="T29">Reticolociti: </text:span><text:span text:style-name="T16">sono globuli rossi giovani, immessi in circolo prima del completamento della maturazione. Hanno all’interno ribosomi ed i meccanismi per la sintesi di emoglobina. Sono normalmente tra 0.5 e 1.5% dei globuli rossi. Esprimono la richiesta di globuli rossi al midollo osseo.</text:span></text:p>
        </text:list-item>
      </text:list>
      <text:p text:style-name="P18"><text:span text:style-name="T16"/></text:p>
      <text:p text:style-name="P19"><text:soft-page-break/><text:span text:style-name="T16">I </text:span><text:span text:style-name="T11">metodi di riconoscimento dei reticolociti fanno uso di fluorocromi, sono state distinte 3 classi di reticolociti: LFR (maturi), MFR (caratteristiche intermedie) e HFR (immaturi). In base alla quantità di materiale che lega i fluorocromi (decrescente con la maturazione).</text:span></text:p>
      <text:p text:style-name="P19"><text:span text:style-name="T11"/></text:p>
      <text:p text:style-name="P68">Anemia Sideropenica</text:p>
      <text:p text:style-name="P39">Caratterizzata da diminuita emoglobina e microcitosi, ipocromia e anisocitosi. È l’ultima manifestazione di una carenza di ferro.</text:p>
      <text:p text:style-name="P40">Parametri:</text:p>
      <text:list text:style-name="L5">
        <text:list-item>
          <text:p text:style-name="P91"><text:span text:style-name="T24">Transferrina:</text:span><text:span text:style-name="T17"> Proteina plasmatica, trasporta il ferro in tutte le sedi dove è necessario.</text:span></text:p>
        </text:list-item>
        <text:list-item>
          <text:p text:style-name="P87"><text:span text:style-name="T26">Ferritina:</text:span><text:span text:style-name="T11"> Proteina molto grande con funzione di accumulo intracellulare, si riscontra anche in circolo.</text:span></text:p>
        </text:list-item>
      </text:list>
      <text:p text:style-name="P20"><text:span text:style-name="T11"/></text:p>
      <text:p text:style-name="P60">Esami:</text:p>
      <text:list text:style-name="L6">
        <text:list-item>
          <text:p text:style-name="P88"><text:span text:style-name="T26">Sideremia:</text:span><text:span text:style-name="T11"> Poco rilevante (molto variabile), si presenta basso anche in altre patologie.</text:span></text:p>
        </text:list-item>
        <text:list-item>
          <text:p text:style-name="P89"><text:span text:style-name="T26">Transferrina:</text:span><text:span text:style-name="T11"> In condizioni di carenza di ferro aumenta. </text:span><text:span text:style-name="T18">È un parametro che si altera abbastanza tardivamente.</text:span></text:p>
        </text:list-item>
        <text:list-item>
          <text:p text:style-name="P90"><text:span text:style-name="T30">F</text:span><text:span text:style-name="T26">erritina:</text:span><text:span text:style-name="T11"> Indica lo stato dei depositi precedenti. Tra 15 e 200 ng/ml. </text:span><text:span text:style-name="T19">Diminuisce in carenza di ferro quando i depositi sono depauperati. Aumenta nel sovraccarico di ferro, per lesioni agli epatociti, in condizioni di flogosi o di patologia neoplastica. </text:span></text:p>
        </text:list-item>
      </text:list>
      <text:p text:style-name="P21"><text:span text:style-name="T19"/></text:p>
      <text:p text:style-name="P31"><text:span text:style-name="T41">A</text:span><text:span text:style-name="T36">nemia da Malattia Cronica</text:span></text:p>
      <text:p text:style-name="P41">Caratteristiche simili alla sideropenica, associata a condizioni di flogosi. IL-6 aumenta la produzione di epcidina (diminuisce l’assorbimento di ferro).</text:p>
      <text:p text:style-name="P41">Le cellule del SRE (Sistema reticolo-endoteliale?) sequestrano ferro e non lo rendono disponibile per eritropoiesi.</text:p>
      <text:p text:style-name="P24"><text:span text:style-name="T36">Caratterizzat</text:span><text:span text:style-name="T42">a</text:span><text:span text:style-name="T36"> da transferrina bassa e ferritina alta.</text:span></text:p>
      <text:p text:style-name="P26"><text:span text:style-name="T36"/></text:p>
      <text:p text:style-name="P69">Sovraccarico di Ferro</text:p>
      <text:p text:style-name="P42">Geneticamente determinato (emocromatosi) oppure secondario (trasfusioni). In entrambi i casi si hanno danni a fegato, cuore, pancreas, articolazioni.</text:p>
      <text:p text:style-name="P25"><text:span text:style-name="T36"/></text:p>
      <text:p text:style-name="P70">Anemia da ridotta produzione di globine</text:p>
      <text:p text:style-name="P70">Anemia da varianti globiniche</text:p>
      <text:p text:style-name="P43">(Vedi Corti e Pompella).</text:p>
      <text:p text:style-name="P30"><text:span text:style-name="T36">Esami:</text:span><text:span text:style-name="T31"> Corsa elettroforetica, HPLC su colonna, </text:span><text:span text:style-name="T35">assetto emoglobinico.</text:span></text:p>
      <text:p text:style-name="P30"><text:span text:style-name="T35"/></text:p>
      <text:p text:style-name="P32"><text:span text:style-name="T43">A</text:span><text:span text:style-name="T36">nemie Macrocitiche</text:span></text:p>
      <text:p text:style-name="P33"><text:span text:style-name="T20">(</text:span><text:a xlink:type="simple" xlink:href="https://en.wikipedia.org/wiki/Macrocytic_anemia" text:style-name="Internet_20_link" text:visited-style-name="Visited_20_Internet_20_Link">Meglio qui</text:a><text:span text:style-name="T20">)</text:span></text:p>
      <text:p text:style-name="P44">Possono essere dovute a carenza di vitamina B12 o folati. La carenza di B12 può anche essere dovuta a malassorbimento (es. gastrite autoimmune, atrofia gastrica, resezione gastrica), può causare anche danni neurologici (ad esempio negli anziani in sui avviene comunemente atrofia gastrica).</text:p>
      <text:p text:style-name="P44">In carenza di B12 possono essere presenti neutrofili ipersegmentati (numero di lobi del nucleo superiore a 5).</text:p>
      <text:p text:style-name="P34"><text:span text:style-name="T11"/></text:p>
      <text:p text:style-name="P71">Gastrite Autoimmune</text:p>
      <text:p text:style-name="P45">Autoanticorpi contro pompa potassio-idrogenioni di membrana o anti fattore intrinseco.</text:p>
      <text:p text:style-name="P47">Si rilevano autoanticorpi controla parete in immunofluorescenza e contro ATPasi con test ELISA. Possono essere presenti anche anticorpi contro fattore intrinseco.</text:p>
      <text:p text:style-name="P72"><text:soft-page-break/>Macrocitosi in corso di Epatopatia</text:p>
      <text:p text:style-name="P46">Si presenta con o senza anemia, in concomitanza si presentano alterati altri esami in corso di epatopatia cronica.</text:p>
      <text:p text:style-name="P46"/>
      <text:p text:style-name="P61">Strumenti diagnostici: <text:span text:style-name="T1"><text:s/>MCV &gt; 100 fl, Hb e GR diminuiti, MCH aumentato con MCHC normale. Si riscontrano neutrofili ipersegmentati.</text:span></text:p>
      <text:p text:style-name="P61"><text:span text:style-name="T1">B12 &lt; 200 pg/ml, folati &lt; 2 ng/ml.</text:span></text:p>
      <text:p text:style-name="P61"><text:span text:style-name="T1"/></text:p>
      <text:p text:style-name="P73">Anemia da aumentata produzione di Globuli Rossi</text:p>
      <text:p text:style-name="P48">(Vedi Corti)</text:p>
      <text:p text:style-name="P48"><text:span text:style-name="T45"/></text:p>
      <text:p text:style-name="P74">Anemie emolitiche</text:p>
      <text:p text:style-name="P49">Possono dipendere da malformazioni strutturali del globulo rosso, oppure da anticorpi contro antigeni propri del globlulo rosso.</text:p>
      <text:p text:style-name="P49">Autoanticorpi: anticorpi anti-self.</text:p>
      <text:p text:style-name="P49">Alloanticorpi: anticorpi diretti contro proteine espresse da altri alleli presenti nella specie ma non nell’individuo (es. risposta immunitaria contro sangue trasfuso di gruppo diverso).</text:p>
      <text:p text:style-name="P50">L’emolisi è in genere extravascolare, spesso data da IgG.</text:p>
      <text:p text:style-name="P50"/>
      <text:p text:style-name="P75">Metaemoglobinemia</text:p>
      <text:p text:style-name="P51">Emoglobina legata a Fe(III) invece che Fe(II), non è capace di legare ossigeno. <text:span text:style-name="T46">Quando supera il 10% si ha cianosi, in prevalenza alle estremità.</text:span></text:p>
      <text:p text:style-name="P51">È indice di malfunzionamento dei sistemi riducenti interni all’eritrocita <text:span text:style-name="T46">o</text:span> di <text:span text:style-name="T46">avvelenamento da sostanze che distruggono i sistemi riducenti, come ad esempio cianuro.</text:span></text:p>
      <text:p text:style-name="P52">Può essere dovuta a fattori genetici (deficit di citocromo B5 reduttasi).</text:p>
      <text:p text:style-name="P52"/>
      <text:p text:style-name="P76">Carbossiemoglobina</text:p>
      <text:p text:style-name="P53">Emoglobina legata a CO, colora di rosso ciliegia le mucose.</text:p>
      <text:p text:style-name="P53"/>
      <text:p text:style-name="P53">Metaemoglobina e carbossiemoglobina si determinano con <text:span text:style-name="T47">emogasanalisi.</text:span></text:p>
      <text:p text:style-name="P53"><text:span text:style-name="T48"/></text:p>
      <text:p text:style-name="P77">Globuli bianchi</text:p>
      <text:p text:style-name="P54">Si riconoscono al microscopio dopo colorazione. <text:span text:style-name="T49">Tra 1000 e 4000 ul^-1 (TODO da rivedere).</text:span></text:p>
      <text:p text:style-name="P62">Granulociti neutrofili: <text:span text:style-name="T1">dal 40 al 70% del totale.</text:span></text:p>
      <text:p text:style-name="P63">Eosinofili: <text:span text:style-name="T1">Presenti in allergie e parassitosi. Tra 0 e 5% del totale.</text:span></text:p>
      <text:p text:style-name="P63">Basofili: <text:span text:style-name="T1">Simili ai mastociti, tra 0 e 1%.</text:span></text:p>
      <text:p text:style-name="P64">Linfociti:<text:span text:style-name="T1"> Tra 19 e 48% del totale.</text:span></text:p>
      <text:p text:style-name="P65">Monociti:<text:span text:style-name="T1"> Tra il 3 ed il 9% del totale.</text:span></text:p>
      <text:p text:style-name="P65"><text:span text:style-name="T1"/></text:p>
      <text:p text:style-name="P78">Leucocitosi neutrofila</text:p>
      <text:p text:style-name="P55">Può essere dovuta a de-marginazione, rilascio in circolo di neutrofili precedentemente legati alle pareti. Succede in caso di stress o somministrazione di cortisone.</text:p>
      <text:p text:style-name="P56">Tra le cause legate ad eventi patologici si hanno infiammazioni di varia origine, infezioni (prevalentemente batteriche), necrosi tissutali (traumi, ustioni, infarti). Tumori.</text:p>
      <text:p text:style-name="P56">Tra le cause non patologiche abbiamo esercizio fisico e gravidanza.</text:p>
      <text:p text:style-name="P56"/>
      <text:p text:style-name="P79">Eosinofilie</text:p>
      <text:p text:style-name="P57">patologie allergiche, infezioni parassitarie, produzione stimolata da IL-5.</text:p>
      <text:p text:style-name="P57"/>
      <text:p text:style-name="P80"><text:soft-page-break/>Linfocitosi</text:p>
      <text:p text:style-name="P58">Numero più alto nei bambini, virus con tropismo per linfociti (EBV, CMV). Tossine (BT) che promuove la fuoriuscita da midollo e milza.</text:p>
      <text:p text:style-name="P58">Si presentano aumentati in malattie linfoproliferative come leucemia o linfoma.</text:p>
      <text:p text:style-name="P58"/>
      <text:p text:style-name="P66">Leucemie</text:p>
      <text:p text:style-name="P59">processo neoplastco a carico del tessuto emopoietico, solitamente con invasione del sangue. Tropismo preferenziale per fegato, milza e linfonodi (metastasi).</text:p>
      <text:p text:style-name="P59">Verranno trattate meglio in altri corsi.</text:p>
      <text:p text:style-name="P67">Esami: <text:span text:style-name="T1">emocromo, esame morfologico del sangue periferico o del midollo, immunofenotipizzazione, caratterizzazione molecolare </text:span><text:span text:style-name="T4">(aberrazioni cromosomiche)</text:span><text:span text:style-name="T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0:47.217362800</meta:creation-date>
    <dc:date>2023-12-05T11:00:40.121260335</dc:date>
    <meta:editing-duration>PT6H57M20S</meta:editing-duration>
    <meta:editing-cycles>68</meta:editing-cycles>
    <meta:generator>LibreOffice/7.6.3.2$Linux_X86_64 LibreOffice_project/60$Build-2</meta:generator>
    <meta:document-statistic meta:table-count="0" meta:image-count="0" meta:object-count="0" meta:page-count="5" meta:paragraph-count="113" meta:word-count="1650" meta:character-count="11449" meta:non-whitespace-character-count="9936"/>
  </office:meta>
</office:document-meta>
</file>